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b09a4" officeooo:paragraph-rsid="001b09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tchell Reyes</text:p>
      <text:p text:style-name="P1">CS302 PA10</text:p>
      <text:p text:style-name="P1">11/18/15</text:p>
      <text:p text:style-name="P1">Journal PA10</text:p>
      <text:p text:style-name="P1"/>
      <text:p text:style-name="P1"><text:tab/>The thing that worked well for this assignment was the knowledge I had before, working with arrays and linked list so this was straight forward.</text:p>
      <text:p text:style-name="P1"><text:tab/>The thing that didn't work well was my understanding of poitners, I kind of forgot some things.</text:p>
      <text:p text:style-name="P1"><text:tab/>The thing I needed help on was thinking of the edge cases for the remove but other than that it was pretty easy.</text:p>
      <text:p text:style-name="P1"><text:tab/>I learned about hash tables from this and I thought I was pretty cool and usefu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08:19:51.919787017</meta:creation-date>
    <dc:date>2015-11-17T08:22:58.534543168</dc:date>
    <meta:editing-duration>P0D</meta:editing-duration>
    <meta:editing-cycles>1</meta:editing-cycles>
    <meta:document-statistic meta:table-count="0" meta:image-count="0" meta:object-count="0" meta:page-count="1" meta:paragraph-count="8" meta:word-count="88" meta:character-count="480" meta:non-whitespace-character-count="396"/>
    <meta:generator>LibreOffice/4.2.7.2$Linux_X86_64 LibreOffice_project/420m0$Build-2</meta:generator>
  </office:meta>
</office:document-meta>
</file>